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officeooo:rsid="0027c498" officeooo:paragraph-rsid="0027c498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1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2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2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3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0">Directa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4"><text:placeholder text:placeholder-type="text">&lt;o.to_pay_amount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5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5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5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4"><text:placeholder text:placeholder-type="text">&lt;', '.join([x.name for x in o.budget_position_ids])&gt;</text:placeholder></text:p>
          </table:table-cell>
        </table:table-row>
        <table:table-row>
          <table:table-cell table:style-name="Tabla1.A2" office:value-type="string">
            <text:p text:style-name="P16">Comprobantes a pagar:</text:p>
          </table:table-cell>
          <table:table-cell table:style-name="Tabla1.B2" office:value-type="string">
            <text:p text:style-name="P17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3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3"><text:placeholder text:placeholder-type="text">&lt;o.narration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>
          <table:table-cell table:style-name="Tabla3.A1" office:value-type="string">
            <text:p text:style-name="P8">LIQUIDACIONES</text:p>
          </table:table-cell>
          <table:table-cell table:style-name="Tabla3.A1" office:value-type="string">
            <text:p text:style-name="P8">CONTADURIA GRAL</text:p>
          </table:table-cell>
          <table:table-cell table:style-name="Tabla3.A1" office:value-type="string">
            <text:p text:style-name="P8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5-19T12:34:22.839591064</dc:date>
    <meta:editing-duration>PT1H14M22S</meta:editing-duration>
    <meta:editing-cycles>19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0" meta:character-count="616" meta:non-whitespace-character-count="58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